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Response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Response.RenderResponse( javax . portlet . RenderResponse response , PortletPreferences p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addHead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Response.createAc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Portl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setHead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derRespons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createRen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Respons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